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8" svg:font-family="'LM Mono 8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LM Mono 8" fo:font-size="9pt" fo:font-weight="bold" officeooo:rsid="00096c14" officeooo:paragraph-rsid="00096c14" style:font-size-asian="7.84999990463257pt" style:font-weight-asian="bold" style:font-size-complex="9pt" style:font-weight-complex="bold"/>
    </style:style>
    <style:style style:name="T1" style:family="text">
      <style:text-properties officeooo:rsid="000a92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8" svg:font-family="'LM Mono 8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5134in" style:type="center"/>
          <style:tab-stop style:position="5.027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M Mono 8" fo:font-size="9pt" fo:font-weight="bold" officeooo:rsid="00096c14" officeooo:paragraph-rsid="00096c14" style:font-size-asian="7.84999990463257pt" style:font-weight-asian="bold" style:font-size-complex="9pt" style:font-weight-complex="bold"/>
    </style:style>
    <style:style style:name="MT1" style:family="text">
      <style:text-properties officeooo:rsid="000a9282"/>
    </style:style>
    <style:page-layout style:name="Mpm1">
      <style:page-layout-properties fo:page-width="5.8299in" fo:page-height="8.2701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https://rms46.vlsm.org/2/223.pdf <text:s text:c="2"/><text:span text:style-name="MT1">Rev00--08-Oct-2019 <text:s text:c="2"/></text:span><text:span text:style-name="MT1"><text:page-number text:select-page="current">1</text:page-number></text:span><text:span text:style-name="MT1"><text:s text:c="2"/>/ <text:s text:c="2"/></text:span><text:span text:style-name="MT1"><text:page-count>1</text:page-count></text:span><text:span text:style-name="MT1">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0:20:25.615649462</meta:creation-date>
    <dc:date>2019-10-08T10:25:45.449111336</dc:date>
    <meta:editing-duration>PT4M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6" meta:character-count="66" meta:non-whitespace-character-count="53"/>
  </office:meta>
</office:document-meta>
</file>